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173585" officeooo:paragraph-rsid="00173585"/>
    </style:style>
    <style:style style:name="P2" style:family="paragraph" style:parent-style-name="Standard">
      <style:paragraph-properties fo:break-before="page"/>
      <style:text-properties fo:language="en" fo:country="US" officeooo:rsid="00173585" officeooo:paragraph-rsid="00173585"/>
    </style:style>
    <style:style style:name="P3" style:family="paragraph" style:parent-style-name="Text_20_body">
      <style:text-properties fo:language="en" fo:country="US" officeooo:rsid="00173585" officeooo:paragraph-rsid="00173585"/>
    </style:style>
    <style:style style:name="P4" style:family="paragraph" style:parent-style-name="Standard">
      <style:text-properties fo:language="en" fo:country="US"/>
    </style:style>
    <style:style style:name="P5" style:family="paragraph" style:parent-style-name="Text_20_body">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ow ChatGPT Hijacks Democracy</text:p>
      <text:p text:style-name="P4">Jan. 15, 2023</text:p>
      <text:p text:style-name="P4">Nathan E. Sanders and Bruce Schneier</text:p>
      <text:p text:style-name="P1">The new york times</text:p>
      <text:p text:style-name="P1"/>
      <text:p text:style-name="P1"/>
      <text:p text:style-name="P1">ChatGPT is a chatbot created by OpenAI that can respond to written prompts in a way that is very similar to human responses. While there has been concern about the possibility of machines replacing humans in fields like poetry and sitcom scripts, a far greater concern is that of artificial intelligence replacing humans in democratic processes through lobbying. ChatGPT could potentially compose comments submitted in regulatory processes, write letters to the editor for publication in local newspapers, and comment on news articles, blog entries, and social media posts millions of times every day. If an AI system with the sophistication of ChatGPT were trained on relevant data, it could selectively target key legislators and influencers to identify weak points in policymaking systems and exploit them through direct communication, public relations campaigns, horse trading, or other points of leverage.</text:p>
      <text:p text:style-name="P1"/>
      <text:p text:style-name="P1">The ability to understand and target actors within a network would create a tool for AI hacking, exploiting vulnerabilities in social, economic, and political systems with incredible speed and scope. The data necessary to train such strategic targeting systems will only grow with time. The threat of AI-powered lobbyists is greater than the threat posed by high-priced lobbying firms on K Street due to their potential for acceleration. Human lobbyists rely on decades of experience to find strategic solutions to achieve a policy outcome, but AI could do the same thing much more quickly and cheaply. Additionally, the flexibility of AI could help achieve influence across many policies and jurisdictions simultaneously. This article raises concerns about the potential for AI to have a negative impact on democracy and calls for regulation to ensure that AI is used in a responsible and ethical manner.</text:p>
      <text:p text:style-name="P2">James Webb Space Telescope discovers its ﬁrst exoplanet</text:p>
      <text:p text:style-name="P1">By Ashley Strickland</text:p>
      <text:p text:style-name="P1">CNN</text:p>
      <text:p text:style-name="P1">January 11, 2023</text:p>
      <text:p text:style-name="P1"/>
      <text:p text:style-name="P1"/>
      <text:p text:style-name="P1">Def exoplanet : is a planet outside the solar system and is a planet orbiting a star that is not our sun.</text:p>
      <text:p text:style-name="P1"/>
      <text:p text:style-name="P1"/>
      <text:p text:style-name="P3">The James Webb Space Telescope has achieved a significant milestone by confirming the existence of an exoplanet for the first time. The planet, known as LHS 475 b, is located outside of our solar system and is almost exactly the same size as Earth. Previous data collected by NASA’s Transiting Exoplanet Survey Satellite (TESS) had suggested the planet might exist, but Webb's observations provided conclusive evidence.</text:p>
      <text:p text:style-name="P5">A team of researchers from Johns Hopkins University Applied Physics Laboratory observed the planet using Webb and watched for dips in starlight as the planet passed in front of its host star, called a transit, and watched two transits occur. Webb is the only telescope that has the capability to characterize the atmospheres of exoplanets that are the size of Earth, and the research team used it to analyze the planet across multiple wavelengths of light to see whether it has an atmosphere.</text:p>
      <text:p text:style-name="P5">Webb's observations showed that the planet is a few hundred degrees warmer than Earth and that if clouds are detected, it may be more like Venus, which is considered Earth’s hotter twin with a carbon dioxide atmosphere. The astronomers have another chance to observe the planet again over the summer and conduct follow-up analysis on the potential presence of an atmosphere.</text:p>
      <text:p text:style-name="P5">Webb's detections also revealed never-before-seen views of a dusty disk swirling around a nearby red dwarf star named AU Mic, representing the remnants of planet formation. The telescope's capabilities allowed astronomers to see the region close to the star and study it to get unique insights into the recent dynamical history of this system.</text:p>
      <text:p text:style-name="P5">Webb's observations were shared at the 241st meeting of the American Astronomical Society in Seattle, where Mark Clampin, Astrophysics Division director at NASA Headquarters, said that "Webb is bringing us closer and closer to a new understanding of Earth-like worlds outside the Solar System, and the mission is only just getting started." The Webb telescope is expected to continue delivering groundbreaking discoveries in the future, with many possibilities for studying rocky planet atmospheres.</text:p>
      <text:p text:style-name="P1"/>
      <text:p text:style-name="P2">To the Moon</text:p>
      <text:p text:style-name="P1">Peter Baker</text:p>
      <text:p text:style-name="P1">The new york times</text:p>
      <text:p text:style-name="P1">Nov. 22, 2022</text:p>
      <text:p text:style-name="P1"/>
      <text:p text:style-name="P1"/>
      <text:p text:style-name="P3">The article discusses NASA's uncrewed Orion spacecraft and its recent arrival at the moon as part of the Artemis program, a multiyear project aimed at returning to the moon half a century after the last visit. The article notes that the Artemis program was delayed due to various reasons but finally got underway with last week’s launch of Artemis I, which propelled Orion into the heavens.</text:p>
      <text:p text:style-name="P5">The article also highlights that the sustained commitment to returning to the moon after 50 years is due to a renewed interest in the moon's potential for research and discovery. Scientists in the 1990s began speculating that there might be water-ice on the moon, which could be split off into hydrogen and oxygen to make rocket fuel. This prospect could transform the moon into a base for deep-space missions without the cost and burden of lifting heavy rocket fuel off the Earth.</text:p>
      <text:p text:style-name="P5">The article also includes an interview with Kenneth Chang, a journalist who covers the space program for The New York Times. He discusses the reasons for the delay in returning to the moon and provides an overview of the Artemis program. Chang notes that every new administration wanted to have its stamp on space policy, leading to delays and program cuts. However, for the first time in two administrations, the program has not been cut, and there is a sustained commitment to going back to the moon.</text:p>
      <text:p text:style-name="P5">The interview also covers the Artemis I mission's progress, its glitches, and its scheduled return to Earth on December 11, 2022. Chang notes that NASA officials want Orion to be out in deep space for a set time to ensure that nothing weird happens from radiation. Additionally, the last big thing they want to test is the heat shield's ability to survive re-entry at high velocity.</text:p>
      <text:p text:style-name="P5">The interview concludes with a discussion about the next missions in the Artemis program, including the Artemis II mission with a four-person crew set for 2024, which will not land on the moon. The Artemis III mission, which will finally put humans again on the surface, including the first woman and first person of color, is set for 2025, if everything goes perfectly. However, outside experts are saying 2028 would be the earliest.</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23:30:08.716844946</meta:creation-date>
    <dc:date>2023-03-07T15:13:57.319712322</dc:date>
    <meta:editing-duration>PT35M57S</meta:editing-duration>
    <meta:editing-cycles>2</meta:editing-cycles>
    <meta:generator>LibreOffice/7.4.4.2$Linux_X86_64 LibreOffice_project/40$Build-2</meta:generator>
    <meta:document-statistic meta:table-count="0" meta:image-count="0" meta:object-count="0" meta:page-count="3" meta:paragraph-count="25" meta:word-count="1058" meta:character-count="6479" meta:non-whitespace-character-count="5446"/>
  </office:meta>
</office:document-meta>
</file>